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b511a" draw:fill="gradient" draw:fill-gradient-name="Gradient_20_5" draw:textarea-horizontal-align="justify" draw:textarea-vertical-align="middle" draw:auto-grow-height="false" fo:min-height="2.15cm" fo:min-width="27.1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0.7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6cm"/>
    </style:style>
    <style:style style:name="gr4" style:family="graphic" style:parent-style-name="standard">
      <style:graphic-properties svg:stroke-color="#00381f" draw:fill-color="#00a65d" draw:textarea-horizontal-align="justify" draw:textarea-vertical-align="middle" draw:auto-grow-height="false" fo:min-height="2.458cm" fo:min-width="4.808cm"/>
    </style:style>
    <style:style style:name="gr5" style:family="graphic" style:parent-style-name="standard">
      <style:graphic-properties svg:stroke-color="#00381f" draw:fill-color="#bee3d3" draw:textarea-horizontal-align="justify" draw:textarea-vertical-align="middle" draw:auto-grow-height="false" fo:min-height="0.65cm" fo:min-width="3.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33cm" fo:min-width="0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82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2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53cm"/>
    </style:style>
    <style:style style:name="gr10" style:family="graphic" style:parent-style-name="standard">
      <style:graphic-properties svg:stroke-color="#00381f" draw:fill-color="#bee3d3" draw:textarea-horizontal-align="justify" draw:textarea-vertical-align="middle" draw:auto-grow-height="false" fo:min-height="0.6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1.05cm" fo:min-width="5.9cm"/>
    </style:style>
    <style:style style:name="gr12" style:family="graphic" style:parent-style-name="standard">
      <style:graphic-properties draw:textarea-horizontal-align="justify" draw:textarea-vertical-align="middle" draw:auto-grow-height="false" fo:min-height="3.86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29cm"/>
    </style:style>
    <style:style style:name="gr14" style:family="graphic" style:parent-style-name="standard">
      <style:graphic-properties svg:stroke-color="#6b6400" draw:fill-color="#fffbcc" draw:textarea-horizontal-align="justify" draw:textarea-vertical-align="middle" draw:auto-grow-height="false" fo:min-height="0.55cm" fo:min-width="3.4cm"/>
    </style:style>
    <style:style style:name="gr15" style:family="graphic" style:parent-style-name="standard">
      <style:graphic-properties svg:stroke-color="#6b6400" draw:fill-color="#fffbcc" draw:textarea-horizontal-align="justify" draw:textarea-vertical-align="middle" draw:auto-grow-height="false" fo:min-height="0.1cm" fo:min-width="1.4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56cm"/>
    </style:style>
    <style:style style:name="gr17" style:family="graphic" style:parent-style-name="standard">
      <style:graphic-properties svg:stroke-color="#33002b" draw:fill-color="#dfcce4" draw:textarea-horizontal-align="justify" draw:textarea-vertical-align="middle" draw:auto-grow-height="false" fo:min-height="3.55cm" fo:min-width="3.2cm"/>
    </style:style>
    <style:style style:name="P1" style:family="paragraph">
      <loext:graphic-properties draw:fill="gradient" draw:fill-gradient-name="Gradient_20_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-color="#bee3d3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bcc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fffbcc"/>
      <style:paragraph-properties fo:text-align="center"/>
    </style:style>
    <style:style style:name="P12" style:family="paragraph">
      <loext:graphic-properties draw:fill-color="#dfcce4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cm" svg:height="2.4cm" svg:x="1cm" svg:y="1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269cm" svg:height="1.9cm" svg:x="4.166cm" svg:y="7.4cm">
            <text:p text:style-name="P2">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4cm" svg:height="1.115cm" svg:x="3cm" svg:y="9.368cm">
            <draw:text-box>
              <text:p><text:span text:style-name="T1">Gateway.Feedback</text:span></text:p>
            </draw:text-box>
          </draw:frame>
        </draw:g>
        <draw:custom-shape draw:style-name="gr4" draw:text-style-name="P4" draw:layer="layout" svg:width="5.6cm" svg:height="3cm" svg:x="12.1cm" svg:y="5.3cm">
          <text:p text:style-name="P2">feedback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9cm" svg:height="0.9cm" svg:x="8.1cm" svg:y="6.1cm">
          <text:p text:style-name="P2"><text:span text:style-name="T2">GatewayFeedback Producerr()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0.9cm" svg:height="1cm" svg:x="5.976cm" svg:y="8.4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7" draw:text-style-name="P7" draw:layer="layout" svg:width="3.482cm" svg:height="0.569cm" svg:x="6.776cm" svg:y="8.838cm">
            <draw:text-box>
              <text:p><text:span text:style-name="T4">GatewayFeedback msg</text:span></text:p>
            </draw:text-box>
          </draw:frame>
        </draw:g>
        <draw:custom-shape draw:style-name="gr8" draw:text-style-name="P2" draw:layer="layout" svg:width="2.7cm" svg:height="0.7cm" draw:transform="rotate (-2.5532421627425) translate (8.284cm 6.86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7.153cm" svg:height="1.673cm" svg:x="3.4cm" svg:y="1.8cm">
          <draw:text-box>
            <text:p>FWMT feedbackservice</text:p>
          </draw:text-box>
        </draw:frame>
        <draw:custom-shape draw:style-name="gr10" draw:text-style-name="P5" draw:layer="layout" svg:width="3.6cm" svg:height="0.9cm" svg:x="13.3cm" svg:y="8.4cm">
          <text:p text:style-name="P2"><text:span text:style-name="T2">gatewayEventsProducer(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cm" svg:height="1.3cm" draw:transform="rotate (0.000174532925199433) translate (11.9cm 14.3cm)">
          <text:p text:style-name="P2"><text:span text:style-name="T5">Gateway.Events.Exchang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4.7cm" svg:x="14.6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6" draw:text-style-name="P6" draw:layer="layout" svg:width="0.9cm" svg:height="1cm" svg:x="15.6cm" svg:y="9.493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3" draw:text-style-name="P7" draw:layer="layout" svg:width="3.029cm" svg:height="0.569cm" svg:x="16.4cm" svg:y="9.931cm">
            <draw:text-box>
              <text:p><text:span text:style-name="T4">GatewayEvent msg</text:span></text:p>
            </draw:text-box>
          </draw:frame>
        </draw:g>
        <draw:custom-shape draw:style-name="gr14" draw:text-style-name="P10" draw:layer="layout" svg:width="3.9cm" svg:height="0.8cm" svg:x="17.8cm" svg:y="6cm">
          <text:p text:style-name="P2"><text:span text:style-name="T2">FeedbackServiceRestClient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5" draw:text-style-name="P11" draw:layer="layout" svg:width="2.2cm" svg:height="0.7cm" svg:x="21.8cm" svg:y="6.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6" draw:layer="layout" svg:width="0.9cm" svg:height="1cm" svg:x="23cm" svg:y="4.893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6" draw:text-style-name="P7" draw:layer="layout" svg:width="3.956cm" svg:height="0.569cm" svg:x="23.8cm" svg:y="5.331cm">
            <draw:text-box>
              <text:p><text:span text:style-name="T4">CometResponse REST call</text:span></text:p>
            </draw:text-box>
          </draw:frame>
        </draw:g>
        <draw:custom-shape draw:style-name="gr17" draw:text-style-name="P12" draw:layer="layout" svg:width="3.7cm" svg:height="3.8cm" svg:x="24.2cm" svg:y="6.1cm">
          <text:p text:style-name="P2">Total Mobile<text:line-break/>(COME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89c765" draw:end-color="#e0efd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3:18:20.374983080</meta:creation-date>
    <dc:date>2019-02-23T09:32:38.945768248</dc:date>
    <meta:editing-duration>PT3H54M3S</meta:editing-duration>
    <meta:editing-cycles>9</meta:editing-cycles>
    <meta:generator>LibreOffice_Vanilla/6.0.4.5$MacOSX_X86_64 LibreOffice_project/6840e4519a6ce8bcc1328eb2d87b5c46c6df1038</meta:generator>
    <meta:document-statistic meta:object-count="23"/>
  </office:meta>
</office:document-meta>
</file>